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1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3">
      <text:list-level-style-number text:level="1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5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15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8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</style:style>
    <style:style style:name="P54" style:parent-style-name="Paragraphedeliste" style:family="paragraph">
      <style:paragraph-properties fo:margin-left="2.4666in">
        <style:tab-stops/>
      </style:paragraph-properties>
    </style:style>
    <style:style style:name="P55" style:parent-style-name="Paragraphedeliste" style:family="paragraph">
      <style:paragraph-properties fo:margin-left="2.4666in">
        <style:tab-stops/>
      </style:paragraph-properties>
    </style:style>
    <style:style style:name="P56" style:parent-style-name="Paragraphedeliste" style:list-style-name="LFO8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2.4583in" fo:text-indent="0.4916in">
        <style:tab-stops/>
      </style:paragraph-properties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fo:language="en" fo:country="US"/>
    </style:style>
    <style:style style:name="P67" style:parent-style-name="Normal" style:family="paragraph">
      <style:paragraph-properties fo:margin-left="1.475in" fo:text-indent="0.4916in">
        <style:tab-stops/>
      </style:paragraph-properties>
    </style:style>
    <style:style style:name="P68" style:parent-style-name="Normal" style:family="paragraph">
      <style:paragraph-properties fo:margin-left="1.9666in" fo:text-indent="0.4916in">
        <style:tab-stops/>
      </style:paragraph-properties>
    </style:style>
    <style:style style:name="P69" style:parent-style-name="Normal" style:family="paragraph">
      <style:paragraph-properties fo:margin-left="1.9666in" fo:text-indent="0.4916in">
        <style:tab-stops/>
      </style:paragraph-properties>
    </style:style>
    <style:style style:name="P70" style:parent-style-name="Normal" style:family="paragraph">
      <style:paragraph-properties fo:margin-left="1.9666in" fo:text-indent="0.4916in">
        <style:tab-stops/>
      </style:paragraph-properties>
    </style:style>
    <style:style style:name="P71" style:parent-style-name="Normal" style:family="paragraph">
      <style:paragraph-properties fo:margin-left="2.4583in" fo:text-indent="0.4916in">
        <style:tab-stops/>
      </style:paragraph-properties>
    </style:style>
    <style:style style:name="P72" style:parent-style-name="Normal" style:family="paragraph">
      <style:paragraph-properties fo:margin-left="2.4583in" fo:text-indent="0.4916in">
        <style:tab-stops/>
      </style:paragraph-properties>
    </style:style>
    <style:style style:name="P73" style:parent-style-name="Normal" style:family="paragraph">
      <style:paragraph-properties fo:margin-left="2.4583in">
        <style:tab-stops/>
      </style:paragraph-properties>
    </style:style>
    <style:style style:name="P74" style:parent-style-name="Paragraphedeliste" style:family="paragraph">
      <style:paragraph-properties fo:margin-left="2.4666in" fo:text-indent="0.4833in">
        <style:tab-stops/>
      </style:paragraph-properties>
    </style:style>
    <style:style style:name="P75" style:parent-style-name="Paragraphedeliste" style:list-style-name="LFO8" style:family="paragraph"/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family="paragraph">
      <style:paragraph-properties fo:margin-left="2.4666in">
        <style:tab-stops/>
      </style:paragraph-properties>
    </style:style>
    <style:style style:name="P89" style:parent-style-name="Paragraphedeliste" style:family="paragraph">
      <style:paragraph-properties fo:margin-left="2.4666in">
        <style:tab-stops/>
      </style:paragraph-properties>
    </style:style>
    <style:style style:name="P90" style:parent-style-name="Paragraphedeliste" style:family="paragraph">
      <style:paragraph-properties fo:margin-left="2.4666in">
        <style:tab-stops/>
      </style:paragraph-properties>
    </style:style>
    <style:style style:name="P91" style:parent-style-name="Paragraphedeliste" style:family="paragraph">
      <style:paragraph-properties fo:margin-left="2.4666in">
        <style:tab-stops/>
      </style:paragraph-properties>
    </style:style>
    <style:style style:name="P92" style:parent-style-name="Paragraphedeliste" style:list-style-name="LFO14" style:family="paragraph"/>
    <style:style style:name="P93" style:parent-style-name="Paragraphedeliste" style:list-style-name="LFO10" style:family="paragraph"/>
    <style:style style:name="P94" style:parent-style-name="Normal" style:family="paragraph">
      <style:paragraph-properties fo:margin-left="1.75in" fo:text-indent="0.2166in">
        <style:tab-stops/>
      </style:paragraph-properties>
    </style:style>
    <style:style style:name="P95" style:parent-style-name="Normal" style:family="paragraph">
      <style:paragraph-properties fo:margin-left="1.75in" fo:text-indent="0.2166in">
        <style:tab-stops/>
      </style:paragraph-properties>
    </style:style>
    <style:style style:name="P96" style:parent-style-name="Normal" style:family="paragraph">
      <style:paragraph-properties fo:margin-left="1.75in" fo:text-indent="0.2166in">
        <style:tab-stops/>
      </style:paragraph-properties>
    </style:style>
    <style:style style:name="P97" style:parent-style-name="Normal" style:family="paragraph">
      <style:paragraph-properties fo:margin-left="1.75in" fo:text-indent="0.2166in">
        <style:tab-stops/>
      </style:paragraph-properties>
    </style:style>
    <style:style style:name="P98" style:parent-style-name="Normal" style:family="paragraph">
      <style:paragraph-properties fo:margin-left="1.75in" fo:text-indent="0.2166in">
        <style:tab-stops/>
      </style:paragraph-properties>
    </style:style>
    <style:style style:name="P99" style:parent-style-name="Normal" style:family="paragraph">
      <style:paragraph-properties fo:margin-left="1.75in" fo:text-indent="0.2166in">
        <style:tab-stops/>
      </style:paragraph-properties>
    </style:style>
    <style:style style:name="P100" style:parent-style-name="Normal" style:family="paragraph">
      <style:paragraph-properties fo:margin-left="1.75in" fo:text-indent="0.2166in">
        <style:tab-stops/>
      </style:paragraph-properties>
    </style:style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  <style:text-properties fo:language="en" fo:country="US"/>
    </style:style>
    <style:style style:name="P108" style:parent-style-name="Normal" style:family="paragraph">
      <style:paragraph-properties fo:margin-left="1.75in" fo:text-indent="0.2166in">
        <style:tab-stops/>
      </style:paragraph-properties>
      <style:text-properties fo:language="en" fo:country="US"/>
    </style:style>
    <style:style style:name="P109" style:parent-style-name="Normal" style:family="paragraph">
      <style:paragraph-properties fo:margin-left="1.75in" fo:text-indent="0.2166in">
        <style:tab-stops/>
      </style:paragraph-properties>
      <style:text-properties fo:language="en" fo:country="US"/>
    </style:style>
    <style:style style:name="P110" style:parent-style-name="Normal" style:family="paragraph">
      <style:paragraph-properties fo:margin-left="1.75in" fo:text-indent="0.2166in">
        <style:tab-stops/>
      </style:paragraph-properties>
      <style:text-properties fo:language="en" fo:country="US"/>
    </style:style>
    <style:style style:name="P111" style:parent-style-name="Paragraphedeliste" style:list-style-name="LFO10" style:family="paragraph"/>
    <style:style style:name="P112" style:parent-style-name="Paragraphedeliste" style:family="paragraph">
      <style:paragraph-properties fo:margin-left="1.75in">
        <style:tab-stops/>
      </style:paragraph-properties>
    </style:style>
    <style:style style:name="P113" style:parent-style-name="Paragraphedeliste" style:family="paragraph">
      <style:paragraph-properties fo:margin-left="1.75in">
        <style:tab-stops/>
      </style:paragraph-properties>
    </style:style>
    <style:style style:name="P114" style:parent-style-name="Paragraphedeliste" style:family="paragraph">
      <style:paragraph-properties fo:margin-left="1.75in">
        <style:tab-stops/>
      </style:paragraph-properties>
    </style:style>
    <style:style style:name="P115" style:parent-style-name="Paragraphedeliste" style:family="paragraph">
      <style:paragraph-properties fo:margin-left="1.75in">
        <style:tab-stops/>
      </style:paragraph-properties>
    </style:style>
    <style:style style:name="P116" style:parent-style-name="Paragraphedeliste" style:list-style-name="LFO10" style:family="paragraph"/>
    <style:style style:name="P117" style:parent-style-name="Paragraphedeliste" style:family="paragraph">
      <style:paragraph-properties fo:margin-left="1.75in">
        <style:tab-stops/>
      </style:paragraph-properties>
    </style:style>
    <style:style style:name="P118" style:parent-style-name="Paragraphedeliste" style:family="paragraph">
      <style:paragraph-properties fo:margin-left="1.75in">
        <style:tab-stops/>
      </style:paragraph-properties>
    </style:style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list-style-name="LFO10" style:family="paragraph"/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family="paragraph">
      <style:paragraph-properties fo:margin-left="1.75in">
        <style:tab-stops/>
      </style:paragraph-properties>
    </style:style>
    <style:style style:name="P124" style:parent-style-name="Paragraphedeliste" style:family="paragraph">
      <style:paragraph-properties fo:margin-left="1.75in">
        <style:tab-stops/>
      </style:paragraph-properties>
    </style:style>
    <style:style style:name="P125" style:parent-style-name="Paragraphedeliste" style:family="paragraph">
      <style:paragraph-properties fo:margin-left="1.75in">
        <style:tab-stops/>
      </style:paragraph-properties>
    </style:style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Paragraphedeliste" style:list-style-name="LFO10" style:family="paragraph"/>
    <style:style style:name="P128" style:parent-style-name="Paragraphedeliste" style:family="paragraph">
      <style:paragraph-properties fo:margin-left="1.75in">
        <style:tab-stops/>
      </style:paragraph-properties>
    </style:style>
    <style:style style:name="P129" style:parent-style-name="Paragraphedeliste" style:family="paragraph">
      <style:paragraph-properties fo:margin-left="1.75in">
        <style:tab-stops/>
      </style:paragraph-properties>
    </style:style>
    <style:style style:name="P130" style:parent-style-name="Paragraphedeliste" style:family="paragraph">
      <style:paragraph-properties fo:margin-left="1.75in">
        <style:tab-stops/>
      </style:paragraph-properties>
    </style:style>
    <style:style style:name="P131" style:parent-style-name="Paragraphedeliste" style:family="paragraph">
      <style:paragraph-properties fo:margin-left="1.75in">
        <style:tab-stops/>
      </style:paragraph-properties>
    </style:style>
    <style:style style:name="P132" style:parent-style-name="Paragraphedeliste" style:list-style-name="LFO14" style:family="paragraph"/>
    <style:style style:name="P133" style:parent-style-name="Paragraphedeliste" style:family="paragraph">
      <style:paragraph-properties fo:margin-left="1.2333in">
        <style:tab-stops/>
      </style:paragraph-properties>
    </style:style>
    <style:style style:name="P134" style:parent-style-name="Paragraphedeliste" style:family="paragraph">
      <style:paragraph-properties fo:margin-left="1.2333in">
        <style:tab-stops/>
      </style:paragraph-properties>
    </style:style>
    <style:style style:name="P135" style:parent-style-name="Paragraphedeliste" style:family="paragraph">
      <style:paragraph-properties fo:margin-left="1.2333in">
        <style:tab-stops/>
      </style:paragraph-properties>
    </style:style>
    <style:style style:name="P136" style:parent-style-name="Paragraphedeliste" style:family="paragraph">
      <style:paragraph-properties fo:margin-left="1.2333in">
        <style:tab-stops/>
      </style:paragraph-properties>
    </style:style>
    <style:style style:name="P137" style:parent-style-name="Paragraphedeliste" style:family="paragraph">
      <style:paragraph-properties fo:margin-left="1.2333in">
        <style:tab-stops/>
      </style:paragraph-properties>
    </style:style>
    <style:style style:name="P138" style:parent-style-name="Paragraphedeliste" style:family="paragraph">
      <style:paragraph-properties fo:margin-left="1.2333in">
        <style:tab-stops/>
      </style:paragraph-properties>
    </style:style>
    <style:style style:name="P139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40" style:parent-style-name="Normal" style:family="paragraph">
      <style:paragraph-properties fo:text-indent="0.4916in"/>
      <style:text-properties fo:language="en" fo:country="US"/>
    </style:style>
    <style:style style:name="P14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2" style:parent-style-name="Normal" style:family="paragraph">
      <style:paragraph-properties fo:text-indent="0.4916in"/>
      <style:text-properties fo:language="en" fo:country="US"/>
    </style:style>
    <style:style style:name="P143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4" style:parent-style-name="Paragraphedeliste" style:family="paragraph">
      <style:paragraph-properties fo:margin-left="1.2333in">
        <style:tab-stops/>
      </style:paragraph-properties>
    </style:style>
    <style:style style:name="P145" style:parent-style-name="Paragraphedeliste" style:family="paragraph">
      <style:paragraph-properties fo:margin-left="1.2333in">
        <style:tab-stops/>
      </style:paragraph-properties>
    </style:style>
    <style:style style:name="P146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47" style:parent-style-name="Normal" style:family="paragraph">
      <style:paragraph-properties fo:text-indent="0.4916in"/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fo:language="en" fo:country="US"/>
    </style:style>
    <style:style style:name="T152" style:parent-style-name="Policepardéfaut" style:family="text">
      <style:text-properties fo:language="en" fo:country="US"/>
    </style:style>
    <style:style style:name="T153" style:parent-style-name="Policepardéfaut" style:family="text">
      <style:text-properties fo:language="en" fo:country="US"/>
    </style:style>
    <style:style style:name="P154" style:parent-style-name="Paragraphedeliste" style:list-style-name="LFO14" style:family="paragraph"/>
    <style:style style:name="P155" style:parent-style-name="Paragraphedeliste" style:list-style-name="LFO16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 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<text:s/>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15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8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 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soft-page-break/>
      <text:p text:style-name="P47">Rajouter à la ligne 2571 :</text:p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8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<text:s/>» et modifier la traduction française.</text:p>
      <text:p text:style-name="P62"/>
      <text:p text:style-name="P63">Pour modifier les valeurs de la liste déroulante :</text:p>
      <text:p text:style-name="P64">/inc/commonitilobject.class.php<text:s/>ligne<text:s/>1931-1950</text:p>
      <text:p text:style-name="Normal"><text:tab/><text:tab/><text:tab/><text:tab/><text:tab/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<text:s/>int ; »</text:p>
      <text:p text:style-name="Normal"><text:tab/><text:tab/>N’oubliez pas d’initialiser cette nouvelle colonne aux anciens utilisateurs :<text:s/></text:p>
      <text:p text:style-name="Normal"><text:tab/><text:tab/><text:tab/><text:span text:style-name="T65">« UPDATE glpi_users SET nom_col</text:span><text:span text:style-name="T66">onne=0;”</text:span></text:p>
      <text:p text:style-name="P67"/>
      <text:p text:style-name="P68">Fonction dropdownCategory() .</text:p>
      <text:p text:style-name="P69">Rajouter une condition « if » dans la boucle « while » .</text:p>
      <text:p text:style-name="P70">Exemple :<text:s/></text:p>
      <text:p text:style-name="P71">if($donnees['nom_colonne'] == 1)<text:s/></text:p>
      <text:p text:style-name="P72"><text:tab/>$values[6] = "Nom de la nouvelle categorie";</text:p>
      <text:soft-page-break/>
      <text:p text:style-name="P73">Pour lier le groupe à la<text:s/>nouvelle<text:s/>catégorie, référez-vous au :<text:s/></text:p>
      <text:p text:style-name="P74">III . Lier les catégories avec les groupes d’utilisateurs </text:p>
      <text:list text:style-name="LFO8" text:continue-numbering="true">
        <text:list-item>
          <text:p text:style-name="P75">Modification du champ « Urgence » :</text:p>
        </text:list-item>
      </text:list>
      <text:p text:style-name="P76">Pour modifier le texte « Urgence » :</text:p>
      <text:p text:style-name="P77">Il faut ouvrir le fichier /locales/fr_FR.po <text:s/>et rechercher le champ «<text:s/>Urgency<text:s/>» et modifier la traduction française.</text:p>
      <text:p text:style-name="P78"/>
      <text:p text:style-name="P79">Pour modifier le texte déjà présent dans le dropdown :</text:p>
      <text:p text:style-name="P80">Il faut ouvrir le fichier /locales/fr_FR.po <text:s/>et rechercher le champ «<text:s/>High» et modifier la traduction française.</text:p>
      <text:p text:style-name="P81">Rechercher le champ « Medium »<text:s/>et modifier la<text:s/>traduction française.</text:p>
      <text:p text:style-name="P82">Rechercher le champ « Low» et modifier la traduction française.</text:p>
      <text:p text:style-name="P83">Rechercher le champ « Very low» et modifier la traduction française.</text:p>
      <text:p text:style-name="P84"/>
      <text:p text:style-name="P85">Pour ajouter une urgence :</text:p>
      <text:p text:style-name="P86"><text:tab/>/inc/commonitilobject.class.php<text:s/>ligne 1744</text:p>
      <text:p text:style-name="P87"><text:tab/>Fonction<text:s/>dropdownPriority()<text:s/></text:p>
      <text:p text:style-name="P88"><text:tab/>Exemple : Rajoutez à la ligne 1778 :</text:p>
      <text:p text:style-name="P89"><text:tab/><text:tab/>$values[6] =<text:s/>« Nouvelle urgence » ;</text:p>
      <text:p text:style-name="P90"><text:tab/></text:p>
      <text:p text:style-name="P91"/>
      <text:list text:style-name="LFO14" text:continue-numbering="true">
        <text:list-item>
          <text:p text:style-name="P92">Interface<text:s/>Admin et Tech :</text:p>
        </text:list-item>
      </text:list>
      <text:list text:style-name="LFO10" text:continue-numbering="true">
        <text:list-item>
          <text:p text:style-name="P93">Modification de la barre de choix dans le header :</text:p>
        </text:list-item>
      </text:list>
      <text:p text:style-name="P94">/inc/html.class/php <text:s/>ligne 1193-1202</text:p>
      <text:p text:style-name="P95"/>
      <text:p text:style-name="P96">Fonction getMenusInfos()</text:p>
      <text:p text:style-name="P97">2 options sont possibles, la première est de modifier le fichier de traduction. La deuxième étant de mettre la traduction souhaitée dans le code.</text:p>
      <text:p text:style-name="P98">Exemple :<text:s/></text:p>
      <text:p text:style-name="P99">$menu[‘nom_de_cle’][‘title ‘] = « nom d’un onglet du menu » ;</text:p>
      <text:soft-page-break/>
      <text:p text:style-name="P100">Pour mettre un menu <text:s/>déroulant quand on survole un onglet il faut ajouter un types :</text:p>
      <text:p text:style-name="P101">Exemple :</text:p>
      <text:p text:style-name="P102"><text:tab/>$menu[‘nom_de_cle’][‘types’] = array(‘nomPremierChoix’, ‘nomDeuxiemeChoix’,…) ;</text:p>
      <text:p text:style-name="P103"/>
      <text:p text:style-name="P104">Affecter un lien à ce nouvel onglet :</text:p>
      <text:p text:style-name="P105">/inc/html.class.php ligne 1533</text:p>
      <text:p text:style-name="P106">Il faut rajouter un « else if ».</text:p>
      <text:p text:style-name="P107">Exemple :</text:p>
      <text:p text:style-name="P108">Else if (strcmp($part,"nom_de_cle<text:s/>") === 0)</text:p>
      <text:p text:style-name="P109"><text:tab/>$link = “lien_de_l’onglet”;</text:p>
      <text:p text:style-name="P110"/>
      <text:list text:style-name="LFO10" text:continue-numbering="true">
        <text:list-item>
          <text:p text:style-name="P111">Suppression des champs « Problèmes »<text:s/>, « Contrats »<text:s/>et des champs « Notes » :</text:p>
        </text:list-item>
      </text:list>
      <text:p text:style-name="P112">Afin de répondre au cahier des charges, j’ai enlevé les champs<text:s/>« Problèmes »,<text:s/>« Contrats »<text:s/>,<text:s/>« Notes privées » et « Notes publiques » :</text:p>
      <text:p text:style-name="P113">Problèmes :<text:s/>/inc/central.class.php <text:s/>ligne 236<text:s/>/ 293</text:p>
      <text:p text:style-name="P114">Notes :<text:s/>/inc/central.class.php <text:s/>ligne 243-246</text:p>
      <text:p text:style-name="P115">Contrats :<text:s/>/inc/central.class.php ligne 122 </text:p>
      <text:list text:style-name="LFO10" text:continue-numbering="true">
        <text:list-item>
          <text:p text:style-name="P116">Suppression des champs « Flux<text:s/>RSS » :</text:p>
        </text:list-item>
      </text:list>
      <text:p text:style-name="P117">Les flux RSS n’étant pas dans le cahier des charges je les ai également supprimés :</text:p>
      <text:p text:style-name="P118">/inc/central.class.php ligne 257 fonction showRSSView() ;</text:p>
      <text:p text:style-name="P119"/>
      <text:list text:style-name="LFO10" text:continue-numbering="true">
        <text:list-item>
          <text:p text:style-name="P120">Personnalisation du formulaire de ticket :</text:p>
        </text:list-item>
      </text:list>
      <text:p text:style-name="P121">Mise en place du dropdown des catégories personnalisées :</text:p>
      <text:p text:style-name="P122">/inc/ticket.class.php ligne<text:s/>3955</text:p>
      <text:p text:style-name="P123"/>
      <text:p text:style-name="P124">Pour la personnalisation des statuts, il faut ouvrir le fichier fr_FR.po et modifier la traduction de : « New » , « Processing (assigned) »,<text:s/>« Processing (planned) »,« Pending », « Solved » et<text:s/><text:s/>« Closed ».</text:p>
      <text:p text:style-name="P125">Suppression<text:s/>du champ « Impact » : /inc/ticket.class.php ligne 4116-4130</text:p>
      <text:soft-page-break/>
      <text:p text:style-name="P126">Suppression du champ « Element Associé » : /inc/ticket.class.php ligne 4148-4203</text:p>
      <text:list text:style-name="LFO10" text:continue-numbering="true">
        <text:list-item>
          <text:p text:style-name="P127">Modification du<text:s/>tableau<text:s/>de visualisation des tickets pour les trois<text:s/>vues disponibles<text:s/>:</text:p>
        </text:list-item>
      </text:list>
      <text:p text:style-name="P128">Pour modifier une colonne dans le tableau de vues des tickets, il faut modifier la ligne 4887 du fichier /inc/ticket.class.php<text:s/>en insérant à la place de « Groupe » le titre que vous voulez.</text:p>
      <text:p text:style-name="P129"/>
      <text:p text:style-name="P130">Puis pour modifier la valeur pour chaque ticket, il faut faire une requête à la base de données afin de récupérer la donnée<text:s/>souhaitée.<text:s/>Puis il suffit de faire un « echo » entre la ligne 5352-5365 pour afficher la valeur.</text:p>
      <text:p text:style-name="P131"/>
      <text:list text:style-name="LFO14" text:continue-numbering="true">
        <text:list-item>
          <text:p text:style-name="P132">Lier les catégories avec les groupes d’utilisateurs :</text:p>
        </text:list-item>
      </text:list>
      <text:p text:style-name="P133">Pour modifie lier une catégorie à un groupe, il faut pour commencer lier une catégorie à un utilisateur.</text:p>
      <text:p text:style-name="P134"/>
      <text:p text:style-name="P135">Pour commencer, il faut créer une catégorie<text:s/>et un groupe ayant le même nom.</text:p>
      <text:p text:style-name="P136">Dans le menu administration (en admin) et créez cette catégorie et ce groupe d’utilisateur ayant le même nom .</text:p>
      <text:p text:style-name="P137">Par la suite,<text:s/>rendez-vous dans le fichier /inc/user.class.php fonction showForm ligne 1828 .</text:p>
      <text:p text:style-name="Normal"/>
      <text:p text:style-name="Normal"><text:tab/><text:tab/><text:s text:c="7"/>Il faut ajouter une variable à la ligne 1927 .</text:p>
      <text:p text:style-name="Normal"><text:tab/><text:tab/><text:tab/>Exemple :</text:p>
      <text:p text:style-name="Normal"><text:tab/><text:tab/><text:tab/><text:tab/>$nom_de_variable <text:s/>= 0 ;</text:p>
      <text:p text:style-name="Normal"><text:tab/><text:tab/></text:p>
      <text:p text:style-name="Normal"><text:tab/><text:tab/>Ensuite entre la ligne 1934-1935 il faut affecter la valeur de votre colonne créer pour cette catégorie<text:s/>à la variable que vous venez de créer :</text:p>
      <text:p text:style-name="Normal"><text:tab/><text:tab/><text:tab/>Exemple :</text:p>
      <text:p text:style-name="Normal"><text:tab/><text:tab/><text:tab/><text:tab/>$nom_de_variable = $donnees[‘nom_de_votre_colonne_en_base’] ;</text:p>
      <text:p text:style-name="Normal"/>
      <text:p text:style-name="P138">Pour l’interaction avec l’utilisateur, il faut ajouter une checkbox cochée ou non.</text:p>
      <text:p text:style-name="P139">Exemple :</text:p>
      <text:p text:style-name="P140">if($nom_de_variable<text:s/>== 1)</text:p>
      <text:soft-page-break/>
      <text:p text:style-name="P141"><text:s/>echo "&lt;input type=\"checkbox\" name=\"category[]\" value=6<text:s/>checked=\"checked\"&gt; <text:s text:c="2"/>Nom Categorie<text:s text:c="5"/>&lt;br/&gt;";</text:p>
      <text:p text:style-name="P142">else</text:p>
      <text:p text:style-name="P143"><text:s/>echo "&lt;input type=\"checkbox\" name=\"category[]\" value=6&gt; <text:s text:c="2"/>Nom Categorie<text:s text:c="5"/>&lt;br/&gt;";</text:p>
      <text:p text:style-name="P144">Après validation du formulaire, il faut récupérer les checkbox cochées ou non.</text:p>
      <text:p text:style-name="P145">Cela se fait dans le /inc/commondbtm , où il faut ajouter une condition « if » pour affecter<text:s/>au ticket l’id de votre catégorie.</text:p>
      <text:p text:style-name="P146">Exemple :</text:p>
      <text:p text:style-name="P147">if($this-&gt;input['itilcategories_id'] ==<text:s/>6)</text:p>
      <text:p text:style-name="P148"><text:tab/><text:tab/>$mycategory = $bdd-&gt;query("select * from glpi_itilcategories where name=’Nom_de_votre_categorie'");</text:p>
      <text:p text:style-name="P149"/>
      <text:p text:style-name="Normal">Vous pouvez verifier le nom de votre catégorie en tapant cette commande dans mySql :</text:p>
      <text:p text:style-name="Normal"><text:tab/><text:span text:style-name="T150">« SELECT name FROM glpi_itilicategories</text:span><text:span text:style-name="T151">;</text:span><text:span text:style-name="T152"><text:s/></text:span><text:span text:style-name="T153">»</text:span></text:p>
      <text:list text:style-name="LFO14" text:continue-numbering="true">
        <text:list-item>
          <text:p text:style-name="P154">Modifier la page de login et le header des différentes pages html :</text:p>
        </text:list-item>
      </text:list>
      <text:p text:style-name="Normal"/>
      <text:list text:style-name="LFO16" text:continue-numbering="true">
        <text:list-item>
          <text:p text:style-name="P155">MySq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1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3">
      <text:list-level-style-number text:level="1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5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14T10:27:00Z</dc:date>
    <meta:template xlink:href="Normal" xlink:type="simple"/>
    <meta:editing-cycles>203</meta:editing-cycles>
    <meta:editing-duration>PT28560S</meta:editing-duration>
    <meta:document-statistic meta:page-count="7" meta:paragraph-count="17" meta:word-count="1375" meta:character-count="8924" meta:row-count="63" meta:non-whitespace-character-count="7566"/>
  </office:meta>
</office:document-meta>
</file>